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mbria" fo:font-weight="bold" style:font-weight-asian="bold" style:font-weight-complex="bold"/>
    </style:style>
    <style:style style:name="P3" style:family="paragraph" style:parent-style-name="Standard" style:list-style-name="WWNum1">
      <style:paragraph-properties fo:text-align="start" style:justify-single-word="false"/>
      <style:text-properties officeooo:rsid="0010da35" officeooo:paragraph-rsid="0010da35"/>
    </style:style>
    <style:style style:name="T1" style:family="text">
      <style:text-properties fo:color="#000000" loext:opacity="100%" style:font-name="Cambria" fo:font-weight="bold" style:font-weight-asian="bold" style:font-weight-complex="bold"/>
    </style:style>
    <style:style style:name="T2" style:family="text">
      <style:text-properties fo:color="#000000" loext:opacity="100%" style:font-name="Cambria" fo:font-weight="bold" officeooo:rsid="0010da35" style:font-weight-asian="bold" style:font-weight-complex="bold"/>
    </style:style>
    <style:style style:name="T3" style:family="text">
      <style:text-properties fo:color="#000000" loext:opacity="100%" style:font-name="Cambria" fo:font-weight="normal" style:font-weight-asian="normal" style:font-weight-complex="normal"/>
    </style:style>
    <style:style style:name="T4" style:family="text">
      <style:text-properties fo:color="#000000" loext:opacity="100%" style:font-name="Cambria" fo:font-weight="normal" officeooo:rsid="0010da35" style:font-weight-asian="normal" style:font-weight-complex="normal"/>
    </style:style>
    <style:style style:name="T5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5"><text:span text:style-name="T2">THUNDERBOLT DISPLAY</text:span><text:span text:style-name="T1"> REPAIR </text:span><text:span text:style-name="T3">HENRY TIGHE</text:span></text:p>
      <text:p text:style-name="P2" loext:marker-style-name="T1"/>
      <text:p text:style-name="P1" loext:marker-style-name="T5"><text:span text:style-name="T3">Item: </text:span><text:span text:style-name="T4">Apple Thunderbolt display</text:span></text:p>
      <text:p text:style-name="P2" loext:marker-style-name="T1"/>
      <text:p text:style-name="P1" loext:marker-style-name="T5"><text:span text:style-name="T3">Repair: </text:span><text:span text:style-name="T4">Thunderbolt display ordered was defective; replacement of charging and data cable line</text:span></text:p>
      <text:p text:style-name="P2" loext:marker-style-name="T1"/>
      <text:p text:style-name="P1" loext:marker-style-name="T5"><text:span text:style-name="T3">Work performed:</text:span><text:span text:style-name="T3"/></text:p>
      <text:list text:style-name="WWNum1">
        <text:list-item>
          <text:p text:style-name="P3" loext:marker-style-name="T5"><text:span text:style-name="T3">Display ordered and tested</text:span></text:p>
        </text:list-item>
        <text:list-item>
          <text:p text:style-name="P3" loext:marker-style-name="T5"><text:span text:style-name="T3">Diagnostic attempts and tests for central power line</text:span></text:p>
        </text:list-item>
        <text:list-item>
          <text:p text:style-name="P3" loext:marker-style-name="T5"><text:span text:style-name="T3">Taken to Apple Store for diagnostics, none available</text:span></text:p>
        </text:list-item>
        <text:list-item>
          <text:p text:style-name="P3" loext:marker-style-name="T5"><text:span text:style-name="T3">At home, taken apart and cable removed; PSU carefully avoided and cable detached from the Logic Board and 600V rail</text:span></text:p>
        </text:list-item>
        <text:list-item>
          <text:p text:style-name="P3" loext:marker-style-name="T5"><text:span text:style-name="T3">Display put back together for short-term storage</text:span></text:p>
        </text:list-item>
        <text:list-item>
          <text:p text:style-name="P3" loext:marker-style-name="T5"><text:span text:style-name="T3">Once replacement arrived, cable replaced and reconnected to power rail and data line</text:span></text:p>
        </text:list-item>
        <text:list-item>
          <text:p text:style-name="P3" loext:marker-style-name="T5"><text:span text:style-name="T3">Monitor closed and did not work, but power came over line and computer recognized monitor</text:span></text:p>
        </text:list-item>
        <text:list-item>
          <text:p text:style-name="P3" loext:marker-style-name="T5"><text:span text:style-name="T3">Opened up again and cables to display reseated, closed up again and monitor worked</text:span></text:p>
        </text:list-item>
        <text:list-item>
          <text:p text:style-name="P3" loext:marker-style-name="T5"><text:span text:style-name="T3">Used regularly with other displays</text:span></text:p>
        </text:list-item>
      </text:list>
      <text:p text:style-name="P2" loext:marker-style-name="T1"/>
      <text:p text:style-name="P1" loext:marker-style-name="T5"><text:span text:style-name="T3">Issues remaining:</text:span><text:span text:style-name="T3"/></text:p>
      <text:p text:style-name="Standard"><text:span text:style-name="T3">No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8T13:50:35.040000000</dc:date>
    <meta:editing-duration>PT5M28S</meta:editing-duration>
    <meta:editing-cycles>1</meta:editing-cycles>
    <meta:document-statistic meta:table-count="0" meta:image-count="0" meta:object-count="0" meta:page-count="1" meta:paragraph-count="15" meta:word-count="130" meta:character-count="790" meta:non-whitespace-character-count="684"/>
    <meta:generator>LibreOffice/7.6.0.3$Windows_X86_64 LibreOffice_project/69edd8b8ebc41d00b4de3915dc82f8f0fc3b6265</meta:generator>
  </office:meta>
</office:document-meta>
</file>